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9d08" officeooo:paragraph-rsid="001d9d08"/>
    </style:style>
    <style:style style:name="P2" style:family="paragraph" style:parent-style-name="Standard">
      <style:text-properties officeooo:rsid="001f1bbd" officeooo:paragraph-rsid="001f1b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w I'm testing branching successfully</text:p>
      <text:p text:style-name="P1"/>
      <text:p text:style-name="P2">h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2:44:02.838567218</meta:creation-date>
    <dc:date>2016-09-21T12:47:36.16808470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6" meta:character-count="40" meta:non-whitespace-character-count="36"/>
  </office:meta>
</office:document-meta>
</file>